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fo:break-before="page" style:writing-mode="rl-tb"/>
      <style:text-properties fo:font-size="13pt" fo:font-weight="bold" style:font-size-asian="13pt" style:font-weight-asian="bold" style:font-name-complex="XB Zar" style:font-size-complex="13pt" style:font-weight-complex="bold"/>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3pt" fo:font-weight="normal"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fo:font-size="13pt" style:font-size-asian="13pt" style:font-name-complex="XB Zar" style:font-size-complex="13pt"/>
    </style:style>
    <style:style style:name="P6" style:family="paragraph" style:parent-style-name="Standard">
      <style:paragraph-properties fo:margin-left="0in" fo:margin-right="0in" fo:text-align="justify" style:justify-single-word="false" fo:text-indent="0in" style:auto-text-indent="false" style:writing-mode="rl-tb"/>
      <style:text-properties fo:font-size="96pt" style:font-size-asian="96pt" style:font-name-complex="XB Zar" style:font-size-complex="96pt"/>
    </style:style>
    <style:style style:name="P7" style:family="paragraph" style:parent-style-name="Footnote">
      <style:paragraph-properties fo:margin-left="0in" fo:margin-right="0in" fo:text-indent="0in" style:auto-text-indent="false"/>
    </style:style>
    <style:style style:name="P8" style:family="paragraph" style:parent-style-name="Standard">
      <style:paragraph-properties fo:text-align="justify" style:justify-single-word="false" style:writing-mode="rl-tb"/>
      <style:text-properties fo:font-size="13pt" fo:font-weight="normal" style:font-size-asian="13pt" style:font-weight-asian="normal" style:font-name-complex="XB Zar" style:font-size-complex="13pt" style:font-weight-complex="normal"/>
    </style:style>
    <style:style style:name="P9"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10"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11" style:family="paragraph" style:parent-style-name="Standard" style:list-style-name="L1">
      <style:paragraph-properties fo:text-align="justify" style:justify-single-word="false" style:writing-mode="rl-tb"/>
    </style:style>
    <style:style style:name="T1" style:family="text">
      <style:text-properties fo:font-size="13pt" fo:font-weight="normal" style:font-size-asian="13pt" style:font-weight-asian="normal" style:font-name-complex="XB Zar" style:font-size-complex="13pt" style:font-weight-complex="normal"/>
    </style:style>
    <style:style style:name="T2" style:family="text">
      <style:text-properties fo:font-size="13pt" fo:font-weight="bold" style:font-size-asian="13pt" style:font-weight-asian="bold" style:font-name-complex="XB Zar"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فصل دوم</text:p>
      <text:p text:style-name="P5">۳- نصب سیستم‌عامل دبیان گنو/لینوکس</text:p>
      <text:p text:style-name="P5"><text:tab/>حداقل مشخصات سیستم مورد نیاز برای نصب</text:p>
      <text:p text:style-name="P5"><text:tab/>شیوه‌های مختلف نصب</text:p>
      <text:p text:style-name="P5"><text:tab/>مراحل نصب دبیان گنو/لینوکس</text:p>
      <text:p text:style-name="P5"><text:tab/>نصب دبیان گنو/لینوکس</text:p>
      <text:p text:style-name="P5"><text:tab/>به دبیان گنو/لینوکس خوش آمدید</text:p>
      <text:p text:style-name="P1">حداقل مشخصات سیستم مورد نیاز برای نصب</text:p>
      <text:p text:style-name="P3">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گنو/لینوکس هم برای نصب به حداقل مشخصات سیستمی که بر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شیوه‌ی نصب</text:p>
          </table:table-cell>
          <table:table-cell table:style-name="Table1.A1" office:value-type="string">
            <text:p text:style-name="P9">حداقل حافظه RAM</text:p>
          </table:table-cell>
          <table:table-cell table:style-name="Table1.A1" office:value-type="string">
            <text:p text:style-name="P9">حافظه RAM پیشنهادی</text:p>
          </table:table-cell>
          <table:table-cell table:style-name="Table1.D1" office:value-type="string">
            <text:p text:style-name="P9">هارد دیسک</text:p>
          </table:table-cell>
        </table:table-row>
        <table:table-row>
          <table:table-cell table:style-name="Table1.A2" office:value-type="string">
            <text:p text:style-name="P10">بدون محیط گرافیکی</text:p>
          </table:table-cell>
          <table:table-cell table:style-name="Table1.A2" office:value-type="string">
            <text:p text:style-name="P10">۶۴ مگابایت</text:p>
          </table:table-cell>
          <table:table-cell table:style-name="Table1.A2" office:value-type="string">
            <text:p text:style-name="P10">۲۵۶ مگابایت</text:p>
          </table:table-cell>
          <table:table-cell table:style-name="Table1.D2" office:value-type="string">
            <text:p text:style-name="P10">۱ گیگابایت</text:p>
          </table:table-cell>
        </table:table-row>
        <table:table-row>
          <table:table-cell table:style-name="Table1.A3" office:value-type="string">
            <text:p text:style-name="P10">با محیط گرافیکی</text:p>
          </table:table-cell>
          <table:table-cell table:style-name="Table1.A3" office:value-type="string">
            <text:p text:style-name="P10">۱۲۸ مگابایت</text:p>
          </table:table-cell>
          <table:table-cell table:style-name="Table1.A3" office:value-type="string">
            <text:p text:style-name="P10">۵۱۲ مگابایت</text:p>
          </table:table-cell>
          <table:table-cell table:style-name="Table1.D3" office:value-type="string">
            <text:p text:style-name="P10">۵ گیگابایت</text:p>
          </table:table-cell>
        </table:table-row>
      </table:table>
      <text:p text:style-name="P3">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3"/>
      <text:p text:style-name="P2">شیوه‌های مختلف نصب</text:p>
      <text:p text:style-name="P3">سیستم‌عامل دبیان گنو/لینوکس را می‌توان به چند روش نصب کرد:</text:p>
      <text:list xml:id="list1658303604" text:style-name="L1">
        <text:list-item>
          <text:p text:style-name="P11"><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11"><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11"><text:span text:style-name="T2">نصب از روی حافظه‌ی USB</text:span><text:span text:style-name="T1">: برای نصب دبیان گنو/لینوکس به این شیوه، ابتدا باید حافظه‌ی USB خود را با استفاده از نرم‌افزارهای فراهم شده در دیسک دبیان گنو/لینوکس، آماده کنید و سپس از طریق USB سیستم را بوت کنید.</text:span></text:p>
        </text:list-item>
        <text:list-item>
          <text:p text:style-name="P11"><text:span text:style-name="T2">نصب از روی شبکه</text:span><text:span text:style-name="T1">: در این روش نصب، می‌توانید تنها با داشتن کارت شبکه (بدون دیسک) و تنظیم سروری برای نصب در شبکه، دبیان گنو/لینوکس را از طریق شبکه نصب کنید.</text:span></text:p>
        </text:list-item>
      </text:list>
      <text:p text:style-name="P8"/>
      <text:p text:style-name="P8">در این کتاب تنها به روش نصب از روی دی‌وی‌دی (که همراه کتاب است) اشاره خواهیم کرد، چون ساده‌ترین راه نصب، نصب از روی دی‌وی‌دی است.</text:p>
      <text:p text:style-name="P8"/>
      <text:p text:style-name="P2">مراحل نصب دبیان گنو/لینوکس</text:p>
      <text:p text:style-name="P3">در این قسمت مراحل نصب سیستم‌عامل دبیان گنو/لینوکس فهرست‌وار بیان می‌شود. شایان ذکر است که سیستم‌عامل دبیان گنو/لینوکس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3"/>
      <text:p text:style-name="P3"><text:soft-page-break/>۱- از تمام اطلاعات موجود در سیستم خود نسخه‌ی پشتیبان<text:note text:id="ftn3" text:note-class="footnote"><text:note-citation>3</text:note-citation><text:note-body><text:p text:style-name="Footnote">Backup</text:p></text:note-body></text:note> تهیه کنید.</text:p>
      <text:p text:style-name="P3">۲- در مورد سیستم خود اطلاعات لازم را مانند فضای خالی هارددیسک، حجم حافظه و ... جمع‌آوری کنید.</text:p>
      <text:p text:style-name="P3">۳- فضای خالی برای نصب دبیان گنو/لینوکس بر روی هارددیسک خود اختصاص دهید.</text:p>
      <text:p text:style-name="P3">۴- سی‌دی یا دی‌وی‌دی نصب را تهیه کنید.</text:p>
      <text:p text:style-name="P3">۵- سیستم را از طریق سی‌دی یا دی‌وی‌دی بوت کنید.</text:p>
      <text:p text:style-name="P3">۶- زبان مورد نظرتان را برای طی مراحل نصب انتخاب کنید.</text:p>
      <text:p text:style-name="P3">۷- شبکه و اتصال اینترنت خود را در صورت وجود تنظیم کنید.</text:p>
      <text:p text:style-name="P3">۸- پارتیشن‌های مورد نیاز <text:s/>دبیان گنو/لینوکس را بسازید.</text:p>
      <text:p text:style-name="P3">۹- منتظر بمانید تا بسترِ سیستم<text:note text:id="ftn4" text:note-class="footnote"><text:note-citation>4</text:note-citation><text:note-body><text:p text:style-name="Footnote">Base System</text:p></text:note-body></text:note> نصب شود.</text:p>
      <text:p text:style-name="P3">۱۰- بوت لودِر<text:note text:id="ftn5" text:note-class="footnote"><text:note-citation>5</text:note-citation><text:note-body><text:p text:style-name="Footnote">Boot Loader</text:p></text:note-body></text:note> را برای بوت کردن سیستم‌عامل <text:s/>دبیان گنو/لینوکس و یا سیستم‌عامل‌های دیگر نصب کنید.</text:p>
      <text:p text:style-name="P3">۱۱- سیستم‌عامل را برای بار اول بوت کنید.</text:p>
      <text:p text:style-name="P3"/>
      <text:p text:style-name="P2">نصب دبیان گنو/لینوکس</text:p>
      <text:p text:style-name="P3">۱- ابتدا سیستم را از روی دی‌وی‌دی (همراه کتاب) بوت کنید. </text:p>
      <text:p text:style-name="P3">۲- از منوی نمایش داده شده، گزینه‌ی Graphical Install (نصب در محیط گرافیکی) را انتخاب کنید. <text:s/>سیستم برای نصب به صورت گرافیکی بوت می‌شود.<text:span text:style-name="T3">(تصویر مرحله‌ی بوت از روی دی‌وی‌دی - ۱)</text:span></text:p>
      <text:p text:style-name="P3">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3">۴- محل خود را انتخاب کنید (مثال: Other &gt; Asia &gt; Iran).</text:p>
      <text:p text:style-name="P3">۵- نوع صفحه‌کلید خود را انتخاب کنید.</text:p>
      <text:p text:style-name="P3">۶- منتظر بمانید تا بسته‌های نرم‌افزاری مورد نظر برای نصب، اجرا شود.</text:p>
      <text:p text:style-name="P3">۷- نام سیستم<text:note text:id="ftn6" text:note-class="footnote"><text:note-citation>6</text:note-citation><text:note-body><text:p text:style-name="Footnote">Hostname</text:p></text:note-body></text:note> خود را انتخاب کنید.</text:p>
      <text:p text:style-name="P3">۸- اگر نیاز بود، نام دامنه‌ی<text:note text:id="ftn0" text:note-class="footnote"><text:note-citation>7</text:note-citation><text:note-body><text:p text:style-name="Footnote">Domain Name</text:p></text:note-body></text:note> خود را نیز وارد کنید، در غیر این صورت دکمه‌ی ادامه<text:note text:id="ftn7" text:note-class="footnote"><text:note-citation>8</text:note-citation><text:note-body><text:p text:style-name="Footnote">Continue</text:p></text:note-body></text:note> را بزنید.</text:p>
      <text:p text:style-name="P3">۹- رمز عبور کاربر روت<text:note text:id="ftn8" text:note-class="footnote"><text:note-citation>9</text:note-citation><text:note-body><text:p text:style-name="Footnote">Root</text:p></text:note-body></text:note> (ریشه) را انتخاب کنید.</text:p>
      <text:p text:style-name="P3">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3">۱۱- نام کاربری برای کاربر جدید انتخاب کنید.</text:p>
      <text:p text:style-name="P3">۱۲- رمز عبور کاربر جدید را وارد کنید.</text:p>
      <text:p text:style-name="P3">۱۳- سپس منطقه زمانی<text:note text:id="ftn9" text:note-class="footnote"><text:note-citation>10</text:note-citation><text:note-body><text:p text:style-name="Footnote">Time Zone</text:p></text:note-body></text:note> خود را انتخاب کنید.</text:p>
      <text:p text:style-name="P3">۱۴- سپس مراحل پارتیشن‌بندی نمایش داده می‌شود. این مراحل را به ترتیب انجام دهید. برای نصب سیستم‌عامل دبیان گنو/لینوکس، نیاز به حداقل دو پارتیشن دارید. اولین پارتیشن، پارتیشن روت (/) و پارتیشن <text:soft-page-break/>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3"><text:tab/>۱- گزینه‌ی Manual را انتخاب کنید.</text:p>
      <text:p text:style-name="P3"><text:tab/>۲- اگر سیستم شما دارای جدول پارتیشن‌ها<text:note text:id="ftn10" text:note-class="footnote"><text:note-citation>11</text:note-citation><text:note-body><text:p text:style-name="Footnote">Partition Table</text:p></text:note-body></text:note> نباشد، ابتدا با دو بار کلیک کردن بر روی نام هارددیسک خود آنرا ایجاد کنید.</text:p>
      <text:p text:style-name="P3"><text:tab/>۳- سپس بر روی فضایی که با FREE SPACE (فضای خالی) مشخص شده است، دو بار کلیک کنید.</text:p>
      <text:p text:style-name="P3"><text:tab/>۴- گزینه‌ی Create a new partition (ساخت یک پارتیشن جدید) را انتخاب کنید.</text:p>
      <text:p text:style-name="P3"><text:tab/>۵- حجم پارتیشن مورد نظر (در اینجا روت) را مشخص کنید.</text:p>
      <text:p text:style-name="P3"><text:tab/>۶- نوع پارتیشن را انتخاب کنید. در صورتی که سیستم‌عامل دبیان گنو/لینوکس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3"><text:tab/>۸- انتخاب کنید که آیا می‌خواهید این پارتیشن در ابتدا یا انتهای هارددیسک ساخته شود.</text:p>
      <text:p text:style-name="P3"><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text:s/>Delete the partition (حذف پارتیشن)، پارتیشن را حذف کنید و آنرا از نو ایجاد کنید.</text:p>
      <text:p text:style-name="P3"><text:tab/>۱۰- برای ساخت پارتیشن swap، مراحل ۳ تا ۸ را مجدداً دنبال کنید.</text:p>
      <text:p text:style-name="P3"><text:tab/>۱۱- در این مرحله، بر روی گزینه‌ی Use as (به عنوان … استفاده شود) دو بار کلیک کنید و گزینه‌ی swap area را انتخاب کنید.</text:p>
      <text:p text:style-name="P3"><text:tab/>۱۲- سپس گزینه‌ی Done setting up the partition را برای ایجاد پارتیشن انتخاب کنید.</text:p>
      <text:p text:style-name="P3"><text:tab/>۱۳- در انتها گزینه‌ی Finish partitioning and write changes to disk (اتمام پارتیشن‌بندی و ذخیره‌ی تغییرات در هارددیسک) را برای پایان مراحل نصب و اعمال تغییرات بر روی هارددیسک انتخاب کنید.</text:p>
      <text:p text:style-name="P3"><text:tab/>۱۴- سؤالی از شما پرسیده می‌شود که آیا مایل به انجام این کار هستید، در صورت اطمینان، گزینه‌ی Yes را انتخاب کنید.</text:p>
      <text:p text:style-name="P3">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3">۱۶- پس از نصب سیستم پایه، اگر دیسک‌های دیگر دبیان گنو/لینوکس در اختیار شما بود می‌تواند آنرا به سیستم مدیریت بسته‌های نرم‌افزاری معرفی کنید. در غیر این صورت، گزینه‌ی <text:s/>No را انتخاب کنید تا مراحل نصب ادامه پیدا کند.</text:p>
      <text:p text:style-name="P3">۱۷- سپس از شما سؤال می‌شود که آیا می‌خواهید بسته‌های نرم‌افزاری را از طریق شبکه (یا اینترنت) دریافت <text:soft-page-break/>کنید. در این مرحله نیز گزینه‌ی No را انتخاب کنید، چون از داخل سیستم‌عامل نیز می‌توان به‌راحتی این تنظیمات را انجام داد.</text:p>
      <text:p text:style-name="P3">۱۸- سپس مراحل نصب و انتخاب بسته‌های نرم‌افزاری ادامه پیدا می‌کند.</text:p>
      <text:p text:style-name="P3">۱۹- پس از آن از شما سؤال می‌شود که آیا می‌خواهید در بررسی پروژه‌ی دبیان از بسته‌های نرم‌افزاری پرکاربرد شرکت کنید. اگر مایلید گزینه‌ی <text:s/>Yes را انتخاب کنید.</text:p>
      <text:p text:style-name="P3">۲۰- در مرحله‌ی Software Selection (انتخاب نرم‌افزارها)، گزینه‌های مورد نیاز خود را برای نصب انتخاب کنید. به فرض مثال اگر از لپ‌تاپ برای نصب سیستم‌عامل دبیان گنو/لینوکس استفاده می‌کنید، گزینه‌ی <text:s/>laptop را انتخاب کنید یا اگر نمی‌خواهید که محیط گرافیکی (به عنوان رابط کاربری) نصب شود، گزینه‌ی <text:s text:c="2"/>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3">۲۱- نصب نرم‌افزارها بر روی سیستم پایه که پیش از این نصب شد، آغاز می‌شود.</text:p>
      <text:p text:style-name="P3">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3">۲۳- پس از آن مراحل نصب به پایان رسیده است. دی‌وی‌دی را از دستگاه خارج کنید و گزینه‌ی ادامه را کلیک کنید تا سیستم <text:s/>restart شود.</text:p>
      <text:p text:style-name="P3"/>
      <text:p text:style-name="P2">به دبیان گنو/لینوکس خوش آمدید </text:p>
      <text:p text:style-name="P4">پس از انجام مراحل نصب و restart شدن سیستم، پنجره‌ی بوت‌لودر گِراب<text:note text:id="ftn11" text:note-class="footnote"><text:note-citation>13</text:note-citation><text:note-body><text:p text:style-name="P7"><text:s/>GRUB (Grand Unified Boot Loader)</text:p></text:note-body></text:note> نمایش داده می‌شود. <text:span text:style-name="T3">(تصویر <text:s/>بوت‌لودر گِراب - ۵) </text:span>اگر تا پنج ثانیه گزینه‌ای را انتخاب نکنید، گزینه‌ی پیش‌فرض انتخاب می‌شود که در این حالت دبیان گنو/لینوکس است و سیستم‌عامل دبیان گنو/لینوکس <text:s/>بوت می‌شود.</text:p>
      <text:p text:style-name="P4">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08T16:20:41</dc:date>
    <dc:creator>Mostafa Moradian</dc:creator>
    <meta:editing-duration>PT8H26M58S</meta:editing-duration>
    <meta:editing-cycles>294</meta:editing-cycles>
    <meta:generator>LibreOffice/3.3$Linux LibreOffice_project/330m19$Build-202</meta:generator>
    <meta:document-statistic meta:table-count="1" meta:image-count="0" meta:object-count="0" meta:page-count="5" meta:paragraph-count="95" meta:word-count="1898" meta:character-count="8819"/>
  </office:meta>
</office:document-meta>
</file>